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32cm" fo:min-width="1.19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3.6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2.4cm" svg:height="2.1cm" svg:x="9.3cm" svg:y="2.1cm">
          <text:p text:style-name="P1">Inic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4.1cm" svg:height="2.3cm" svg:x="2cm" svg:y="4.9cm">
          <text:p text:style-name="P1"><text:span text:style-name="T1">passSplit = 0</text:span></text:p>
          <text:p text:style-name="P1"><text:span text:style-name="T1">split = “segs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1cm" svg:height="2.3cm" svg:x="15.001cm" svg:y="4.901cm">
          <text:p text:style-name="P1"><text:span text:style-name="T1">passSplit = split</text:span></text:p>
          <text:p text:style-name="P1"><text:span text:style-name="T1">split = “segs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9.3cm" svg:y1="3.15cm" svg:x2="4.05cm" svg:y2="4.9cm" draw:start-shape="id1" draw:start-glue-point="6" draw:end-shape="id2" draw:end-glue-point="4" svg:d="M9300 3150h-5250v1750" svg:viewBox="0 0 5251 1751">
          <text:p/>
        </draw:connector>
        <draw:connector draw:style-name="gr3" draw:text-style-name="P3" draw:layer="layout" svg:x1="11.7cm" svg:y1="3.15cm" svg:x2="17.051cm" svg:y2="4.901cm" draw:start-shape="id1" draw:start-glue-point="10" draw:end-shape="id3" draw:end-glue-point="4" svg:d="M11700 3150h5351v1751" svg:viewBox="0 0 5352 1752">
          <text:p/>
        </draw:connector>
        <draw:frame draw:style-name="gr4" draw:text-style-name="P4" draw:layer="layout" svg:width="4cm" svg:height="0.8cm" svg:x="5.2cm" svg:y="2.5cm">
          <draw:text-box>
            <text:p><text:span text:style-name="T2">Primeira invocação</text:span></text:p>
          </draw:text-box>
        </draw:frame>
        <draw:frame draw:style-name="gr4" draw:text-style-name="P4" draw:layer="layout" svg:width="4cm" svg:height="0.8cm" svg:x="12.4cm" svg:y="2.5cm">
          <draw:text-box>
            <text:p><text:span text:style-name="T2">Restantes invocação</text:span></text:p>
          </draw:text-box>
        </draw:frame>
        <draw:custom-shape draw:style-name="gr5" draw:text-style-name="P1" draw:layer="layout" svg:width="0.1cm" svg:height="0.001cm" svg:x="-3.3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1cm" svg:height="2.3cm" svg:x="8.501cm" svg:y="9.001cm">
          <text:p text:style-name="P1"><text:span text:style-name="T1">TrueSplit = </text:span></text:p>
          <text:p text:style-name="P1"><text:span text:style-name="T1">split - passSpl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05cm" svg:y1="7.2cm" svg:x2="10.551cm" svg:y2="9.001cm" draw:start-shape="id2" draw:start-glue-point="6" draw:end-shape="id4" draw:end-glue-point="4" svg:d="M4050 7200v901h6501v900" svg:viewBox="0 0 6502 1802">
          <text:p/>
        </draw:connector>
        <draw:connector draw:style-name="gr3" draw:text-style-name="P3" draw:layer="layout" svg:x1="17.051cm" svg:y1="7.201cm" svg:x2="10.551cm" svg:y2="9.001cm" draw:start-shape="id3" draw:start-glue-point="6" draw:end-shape="id4" draw:end-glue-point="4" svg:d="M17051 7201v901h-6500v899" svg:viewBox="0 0 6501 1801">
          <text:p/>
        </draw:connector>
        <draw:custom-shape draw:style-name="gr2" draw:text-style-name="P2" draw:layer="layout" svg:width="4.1cm" svg:height="2.3cm" svg:x="8.502cm" svg:y="12.502cm">
          <text:p text:style-name="P1"><text:span text:style-name="T1">Enviar o valor de </text:span></text:p>
          <text:p text:style-name="P1"><text:span text:style-name="T1">tueSplit para o </text:span></text:p>
          <text:p text:style-name="P1"><text:span text:style-name="T1">comput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0.5cm" svg:y1="11.3cm" svg:x2="10.5cm" svg:y2="12.5cm">
          <text:p/>
        </draw:line>
        <draw:custom-shape draw:style-name="gr1" draw:text-style-name="P2" draw:layer="layout" svg:width="2.4cm" svg:height="2.1cm" svg:x="9.301cm" svg:y="16.001cm">
          <text:p text:style-name="P1">Fi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10.5cm" svg:y1="14.8cm" svg:x2="10.5cm" svg:y2="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6T00:58:46.295111762</meta:creation-date>
    <dc:date>2022-11-06T01:15:02.394680789</dc:date>
    <meta:editing-duration>PT5M35S</meta:editing-duration>
    <meta:editing-cycles>1</meta:editing-cycles>
    <meta:document-statistic meta:object-count="15"/>
    <meta:generator>LibreOffice/6.4.7.2$Linux_X86_64 LibreOffice_project/40$Build-2</meta:generator>
  </office:meta>
</office:document-meta>
</file>